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4" table:default-cell-style-name="ce74"/>
        <table:table-column table:style-name="co4" table:number-columns-repeated="7" table:default-cell-style-name="ce74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50"/>
        </table:table-row>
        <table:table-row table:style-name="ro1">
          <table:table-cell table:style-name="ce2" table:number-columns-repeated="2"/>
          <table:table-cell table:number-columns-repeated="3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50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table:number-columns-repeated="32"/>
          <table:table-cell table:style-name="ce94" table:number-columns-repeated="40"/>
          <table:table-cell table:style-name="ce96" table:number-columns-repeated="950"/>
        </table:table-row>
        <table:table-row table:style-name="ro3">
          <table:table-cell table:style-name="ce51"/>
          <table:table-cell table:style-name="Default"/>
          <table:table-cell table:style-name="ce16" table:number-columns-repeated="32"/>
          <table:table-cell table:style-name="ce85" table:number-columns-repeated="40"/>
          <table:table-cell table:style-name="ce95" table:number-columns-repeated="950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2"/>
          <table:table-cell table:style-name="ce78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4"/>
          <table:table-cell table:number-columns-repeated="998"/>
        </table:table-row>
        <table:table-row table:style-name="ro5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2"/>
          <table:table-cell table:style-name="ce71" table:number-columns-repeated="22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2"/>
          <table:table-cell table:style-name="ce71" table:number-columns-repeated="24"/>
          <table:table-cell table:number-columns-repeated="998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4"/>
          <table:table-cell table:number-columns-repeated="998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4"/>
          <table:table-cell table:number-columns-repeated="998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4"/>
          <table:table-cell table:number-columns-repeated="998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4"/>
          <table:table-cell table:number-columns-repeated="99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4"/>
          <table:table-cell table:number-columns-repeated="99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2"/>
          <table:table-cell table:style-name="ce79" table:number-columns-repeated="22"/>
          <table:table-cell table:number-columns-repeated="998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4"/>
          <table:table-cell table:number-columns-repeated="998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4"/>
          <table:table-cell table:number-columns-repeated="99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4"/>
          <table:table-cell table:number-columns-repeated="998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5" table:number-rows-spanned="1">
            <text:p>Lang</text:p>
          </table:table-cell>
          <table:covered-table-cell table:number-columns-repeated="4" table:style-name="ce17"/>
          <table:table-cell table:style-name="ce17" table:number-columns-repeated="3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/>
          <table:table-cell table:style-name="ce46" office:value-type="float" office:value="5" calcext:value-type="float">
            <text:p>05</text:p>
          </table:table-cell>
          <table:table-cell table:style-name="ce46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80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80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80" office:value-type="string" calcext:value-type="string">
            <text:p>Exercices fonctions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 table:number-columns-repeated="12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table:number-columns-repeated="67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table:number-columns-repeated="67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6" table:default-cell-style-name="ce74"/>
        <table:table-column table:style-name="co3" table:number-columns-repeated="8" table:default-cell-style-name="Default"/>
        <table:table-column table:style-name="co4" table:number-columns-repeated="93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10" table:number-rows-spanned="1">
            <text:p>Lang</text:p>
          </table:table-cell>
          <table:covered-table-cell table:number-columns-repeated="9"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6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table:number-columns-repeated="2"/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table:number-columns-repeated="70"/>
          <table:table-cell table:style-name="ce36" table:number-columns-repeated="40"/>
          <table:table-cell table:style-name="ce42" table:number-columns-repeated="897"/>
          <table:table-cell table:style-name="ce82" table:number-columns-repeated="6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80" office:value-type="string" calcext:value-type="string">
            <text:p>Évaluation POO</text:p>
          </table:table-cell>
          <table:table-cell table:style-name="ce80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80" office:value-type="string" calcext:value-type="string">
            <text:p>évaluation récursivité</text:p>
          </table:table-cell>
          <table:table-cell table:style-name="ce77" table:number-columns-repeated="6"/>
          <table:table-cell table:style-name="ce52"/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number-columns-repeated="903"/>
        </table:table-row>
        <table:table-row table:style-name="ro3">
          <table:table-cell table:style-name="ce29" table:number-columns-repeated="2"/>
          <table:table-cell table:style-name="ce31" table:number-columns-repeated="79"/>
          <table:table-cell table:style-name="ce32" table:number-columns-repeated="40"/>
          <table:table-cell table:style-name="ce33" table:number-columns-repeated="897"/>
          <table:table-cell table:number-columns-repeated="6"/>
        </table:table-row>
        <table:table-row table:style-name="ro3">
          <table:table-cell table:style-name="ce51" table:number-columns-repeated="2"/>
          <table:table-cell table:style-name="ce16" table:number-columns-repeated="79"/>
          <table:table-cell table:style-name="ce85" table:number-columns-repeated="40"/>
          <table:table-cell table:style-name="ce95" table:number-columns-repeated="897"/>
          <table:table-cell table:number-columns-repeated="6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3"/>
          <table:table-cell table:number-columns-repeated="949"/>
        </table:table-row>
        <table:table-row table:style-name="ro5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2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3"/>
          <table:table-cell table:number-columns-repeated="949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2"/>
          <table:table-cell table:style-name="ce71" table:number-columns-repeated="73"/>
          <table:table-cell table:number-columns-repeated="94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3"/>
          <table:table-cell table:number-columns-repeated="949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3"/>
          <table:table-cell table:number-columns-repeated="949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4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2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3"/>
          <table:table-cell table:number-columns-repeated="949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3"/>
          <table:table-cell table:number-columns-repeated="949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3"/>
          <table:table-cell table:number-columns-repeated="94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2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3"/>
          <table:table-cell table:number-columns-repeated="949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3"/>
          <table:table-cell table:number-columns-repeated="949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3"/>
          <table:table-cell table:number-columns-repeated="949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3:32:23.368379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9-11T01:05:51.084521758</dc:date>
    <meta:editing-duration>P210DT23H45M28S</meta:editing-duration>
    <meta:editing-cycles>895</meta:editing-cycles>
    <meta:generator>LibreOffice/6.1.5.2$Linux_X86_64 LibreOffice_project/10$Build-2</meta:generator>
    <meta:document-statistic meta:table-count="3" meta:cell-count="424" meta:object-count="0"/>
  </office:meta>
</office:document-meta>
</file>